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1.351cm"/>
    </style:style>
    <style:style style:name="co4" style:family="table-column">
      <style:table-column-properties fo:break-before="auto" style:column-width="0.774cm"/>
    </style:style>
    <style:style style:name="co5" style:family="table-column">
      <style:table-column-properties fo:break-before="auto" style:column-width="0.875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1.177cm"/>
    </style:style>
    <style:style style:name="co8" style:family="table-column">
      <style:table-column-properties fo:break-before="auto" style:column-width="1.476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id</text:p>
          </table:table-cell>
          <table:table-cell office:value-type="string">
            <text:p>name</text:p>
          </table:table-cell>
          <table:table-cell office:value-type="string">
            <text:p>h1</text:p>
          </table:table-cell>
          <table:table-cell office:value-type="string">
            <text:p>ms</text:p>
          </table:table-cell>
          <table:table-cell office:value-type="string">
            <text:p>mid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office:value-type="string">
            <text:p>f</text:p>
          </table:table-cell>
          <table:table-cell office:value-type="string">
            <text:p>fin</text:p>
          </table:table-cell>
          <table:table-cell office:value-type="string">
            <text:p>avg</text:p>
          </table:table-cell>
          <table:table-cell office:value-type="string">
            <text:p>shift</text:p>
          </table:table-cell>
          <table:table-cell office:value-type="string">
            <text:p>mid</text:p>
          </table:table-cell>
          <table:table-cell office:value-type="string">
            <text:p>quiz</text:p>
          </table:table-cell>
          <table:table-cell office:value-type="string">
            <text:p>fin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1506102">
            <text:p>971506102</text:p>
          </table:table-cell>
          <table:table-cell office:value-type="string">
            <text:p>李信憲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INT(AVERAGE([.D2];[.E2]*80;[.G2];[.H2])*0.4+[.F2]*0.3+[.J2]*0.3)" office:value-type="float" office:value="75">
            <text:p>75</text:p>
          </table:table-cell>
          <table:table-cell table:formula="of:=[.K2]+10" office:value-type="float" office:value="85">
            <text:p>85</text:p>
          </table:table-cell>
          <table:table-cell office:value-type="float" office:value="86">
            <text:p>86</text:p>
          </table:table-cell>
          <table:table-cell table:formula="of:=INT(AVERAGE([.F2:.H2]))" office:value-type="float" office:value="91">
            <text:p>91</text:p>
          </table:table-cell>
          <table:table-cell table:formula="of:=INT((10*[.L2]-3*[.M2]-3*[.N2])/4)" office:value-type="float" office:value="79">
            <text:p>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2506103">
            <text:p>972506103</text:p>
          </table:table-cell>
          <table:table-cell office:value-type="string">
            <text:p>歐佳惠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INT(AVERAGE([.D3];[.E3]*80;[.G3];[.H3])*0.4+[.F3]*0.3+[.J3]*0.3)" office:value-type="float" office:value="47">
            <text:p>47</text:p>
          </table:table-cell>
          <table:table-cell table:number-columns-repeated="2" office:value-type="float" office:value="60">
            <text:p>60</text:p>
          </table:table-cell>
          <table:table-cell table:formula="of:=INT(AVERAGE([.F3:.H3]))" office:value-type="float" office:value="40">
            <text:p>40</text:p>
          </table:table-cell>
          <table:table-cell table:formula="of:=INT((10*[.L3]-3*[.M3]-3*[.N3])/4)" office:value-type="float" office:value="75">
            <text:p>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71506104">
            <text:p>971506104</text:p>
          </table:table-cell>
          <table:table-cell office:value-type="string">
            <text:p>陳宏堯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INT(AVERAGE([.D4];[.E4]*80;[.G4];[.H4])*0.4+[.F4]*0.3+[.J4]*0.3)"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table:formula="of:=INT(AVERAGE([.F4:.H4]))" office:value-type="float" office:value="50">
            <text:p>50</text:p>
          </table:table-cell>
          <table:table-cell table:formula="of:=INT((10*[.L4]-3*[.M4]-3*[.N4])/4)" office:value-type="float" office:value="72">
            <text:p>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71506105">
            <text:p>971506105</text:p>
          </table:table-cell>
          <table:table-cell office:value-type="string">
            <text:p>陳聖鈞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NT(AVERAGE([.D5];[.E5]*80;[.G5];[.H5])*0.4+[.F5]*0.3+[.J5]*0.3)" office:value-type="float" office:value="11">
            <text:p>11</text:p>
          </table:table-cell>
          <table:table-cell table:formula="of:=[.K5]+10"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INT(AVERAGE([.F5:.H5]))" office:value-type="float" office:value="3">
            <text:p>3</text:p>
          </table:table-cell>
          <table:table-cell table:formula="of:=INT((10*[.L5]-3*[.M5]-3*[.N5])/4)" office:value-type="float" office:value="33">
            <text:p>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1506106">
            <text:p>971506106</text:p>
          </table:table-cell>
          <table:table-cell office:value-type="string">
            <text:p>伍原輝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INT(AVERAGE([.D6];[.E6]*80;[.G6];[.H6])*0.4+[.F6]*0.3+[.J6]*0.3)"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formula="of:=INT(AVERAGE([.F6:.H6]))" office:value-type="float" office:value="20">
            <text:p>20</text:p>
          </table:table-cell>
          <table:table-cell table:formula="of:=INT((10*[.L6]-3*[.M6]-3*[.N6])/4)" office:value-type="float" office:value="82">
            <text:p>8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1506109">
            <text:p>971506109</text:p>
          </table:table-cell>
          <table:table-cell office:value-type="string">
            <text:p>辛桂宗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INT(AVERAGE([.D7];[.E7]*80;[.G7];[.H7])*0.4+[.F7]*0.3+[.J7]*0.3)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table:formula="of:=INT(AVERAGE([.F7:.H7]))" office:value-type="float" office:value="50">
            <text:p>50</text:p>
          </table:table-cell>
          <table:table-cell table:formula="of:=INT((10*[.L7]-3*[.M7]-3*[.N7])/4)" office:value-type="float" office:value="72">
            <text:p>7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71506110">
            <text:p>971506110</text:p>
          </table:table-cell>
          <table:table-cell office:value-type="string">
            <text:p>林煜凱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INT(AVERAGE([.D8];[.E8]*80;[.G8];[.H8])*0.4+[.F8]*0.3+[.J8]*0.3)" office:value-type="float" office:value="85">
            <text:p>85</text:p>
          </table:table-cell>
          <table:table-cell table:formula="of:=[.K8]+10" office:value-type="float" office:value="95">
            <text:p>95</text:p>
          </table:table-cell>
          <table:table-cell table:style-name="ce1" office:value-type="float" office:value="92">
            <text:p>92</text:p>
          </table:table-cell>
          <table:table-cell table:formula="of:=INT(AVERAGE([.F8:.H8]))" office:value-type="float" office:value="91">
            <text:p>91</text:p>
          </table:table-cell>
          <table:table-cell table:formula="of:=INT((10*[.L8]-3*[.M8]-3*[.N8])/4)" office:value-type="float" office:value="100">
            <text:p>1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71506111">
            <text:p>971506111</text:p>
          </table:table-cell>
          <table:table-cell office:value-type="string">
            <text:p>洪英晉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3"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INT(AVERAGE([.D9];[.E9]*80;[.G9];[.H9])*0.4+[.F9]*0.3+[.J9]*0.3)" office:value-type="float" office:value="59">
            <text:p>59</text:p>
          </table:table-cell>
          <table:table-cell table:formula="of:=[.K9]+10" office:value-type="float" office:value="69">
            <text:p>69</text:p>
          </table:table-cell>
          <table:table-cell office:value-type="float" office:value="70">
            <text:p>70</text:p>
          </table:table-cell>
          <table:table-cell table:formula="of:=INT(AVERAGE([.F9:.H9]))" office:value-type="float" office:value="60">
            <text:p>60</text:p>
          </table:table-cell>
          <table:table-cell table:formula="of:=INT((10*[.L9]-3*[.M9]-3*[.N9])/4)" office:value-type="float" office:value="75">
            <text:p>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71506112">
            <text:p>971506112</text:p>
          </table:table-cell>
          <table:table-cell office:value-type="string">
            <text:p>梁閔傑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INT(AVERAGE([.D10];[.E10]*80;[.G10];[.H10])*0.4+[.F10]*0.3+[.J10]*0.3)" office:value-type="float" office:value="46">
            <text:p>46</text:p>
          </table:table-cell>
          <table:table-cell table:number-columns-repeated="2" office:value-type="float" office:value="60">
            <text:p>60</text:p>
          </table:table-cell>
          <table:table-cell table:formula="of:=INT(AVERAGE([.F10:.H10]))" office:value-type="float" office:value="56">
            <text:p>56</text:p>
          </table:table-cell>
          <table:table-cell table:formula="of:=INT((10*[.L10]-3*[.M10]-3*[.N10])/4)" office:value-type="float" office:value="63">
            <text:p>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1506113">
            <text:p>971506113</text:p>
          </table:table-cell>
          <table:table-cell office:value-type="string">
            <text:p>許倉豪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INT(AVERAGE([.D11];[.E11]*80;[.G11];[.H11])*0.4+[.F11]*0.3+[.J11]*0.3)"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table:formula="of:=INT(AVERAGE([.F11:.H11]))" office:value-type="float" office:value="46">
            <text:p>46</text:p>
          </table:table-cell>
          <table:table-cell table:formula="of:=INT((10*[.L11]-3*[.M11]-3*[.N11])/4)" office:value-type="float" office:value="75">
            <text:p>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72506114">
            <text:p>972506114</text:p>
          </table:table-cell>
          <table:table-cell office:value-type="string">
            <text:p>郭雅晴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2"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INT(AVERAGE([.D12];[.E12]*80;[.G12];[.H12])*0.4+[.F12]*0.3+[.J12]*0.3)" office:value-type="float" office:value="76">
            <text:p>76</text:p>
          </table:table-cell>
          <table:table-cell table:formula="of:=[.K12]+10" office:value-type="float" office:value="86">
            <text:p>86</text:p>
          </table:table-cell>
          <table:table-cell office:value-type="float" office:value="83">
            <text:p>83</text:p>
          </table:table-cell>
          <table:table-cell table:formula="of:=INT(AVERAGE([.F12:.H12]))" office:value-type="float" office:value="86">
            <text:p>86</text:p>
          </table:table-cell>
          <table:table-cell table:formula="of:=INT((10*[.L12]-3*[.M12]-3*[.N12])/4)" office:value-type="float" office:value="88">
            <text:p>8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71506116">
            <text:p>971506116</text:p>
          </table:table-cell>
          <table:table-cell office:value-type="string">
            <text:p>陳金成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INT(AVERAGE([.D13];[.E13]*80;[.G13];[.H13])*0.4+[.F13]*0.3+[.J13]*0.3)" office:value-type="float" office:value="25">
            <text:p>25</text:p>
          </table:table-cell>
          <table:table-cell table:formula="of:=[.K13]+10" office:value-type="float" office:value="35">
            <text:p>35</text:p>
          </table:table-cell>
          <table:table-cell office:value-type="float" office:value="54">
            <text:p>54</text:p>
          </table:table-cell>
          <table:table-cell table:formula="of:=INT(AVERAGE([.F13:.H13]))" office:value-type="float" office:value="21">
            <text:p>21</text:p>
          </table:table-cell>
          <table:table-cell table:formula="of:=INT((10*[.L13]-3*[.M13]-3*[.N13])/4)" office:value-type="float" office:value="31">
            <text:p>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71506117">
            <text:p>971506117</text:p>
          </table:table-cell>
          <table:table-cell office:value-type="string">
            <text:p>黃士軒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INT(AVERAGE([.D14];[.E14]*80;[.G14];[.H14])*0.4+[.F14]*0.3+[.J14]*0.3)" office:value-type="float" office:value="58">
            <text:p>58</text:p>
          </table:table-cell>
          <table:table-cell table:formula="of:=[.K14]+10" office:value-type="float" office:value="68">
            <text:p>68</text:p>
          </table:table-cell>
          <table:table-cell office:value-type="float" office:value="71">
            <text:p>71</text:p>
          </table:table-cell>
          <table:table-cell table:formula="of:=INT(AVERAGE([.F14:.H14]))" office:value-type="float" office:value="68">
            <text:p>68</text:p>
          </table:table-cell>
          <table:table-cell table:formula="of:=INT((10*[.L14]-3*[.M14]-3*[.N14])/4)" office:value-type="float" office:value="65">
            <text:p>6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71506119">
            <text:p>971506119</text:p>
          </table:table-cell>
          <table:table-cell office:value-type="string">
            <text:p>黃富斌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formula="of:=INT(AVERAGE([.D15];[.E15]*80;[.G15];[.H15])*0.4+[.F15]*0.3+[.J15]*0.3)" office:value-type="float" office:value="69">
            <text:p>69</text:p>
          </table:table-cell>
          <table:table-cell table:formula="of:=[.K15]+10" office:value-type="float" office:value="79">
            <text:p>79</text:p>
          </table:table-cell>
          <table:table-cell office:value-type="float" office:value="75">
            <text:p>75</text:p>
          </table:table-cell>
          <table:table-cell table:formula="of:=INT(AVERAGE([.F15:.H15]))" office:value-type="float" office:value="78">
            <text:p>78</text:p>
          </table:table-cell>
          <table:table-cell table:formula="of:=INT((10*[.L15]-3*[.M15]-3*[.N15])/4)" office:value-type="float" office:value="82">
            <text:p>8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1506120">
            <text:p>971506120</text:p>
          </table:table-cell>
          <table:table-cell office:value-type="string">
            <text:p>楊政傑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INT(AVERAGE([.D16];[.E16]*80;[.G16];[.H16])*0.4+[.F16]*0.3+[.J16]*0.3)" office:value-type="float" office:value="42">
            <text:p>42</text:p>
          </table:table-cell>
          <table:table-cell table:number-columns-repeated="2" office:value-type="float" office:value="60">
            <text:p>60</text:p>
          </table:table-cell>
          <table:table-cell table:formula="of:=INT(AVERAGE([.F16:.H16]))" office:value-type="float" office:value="50">
            <text:p>50</text:p>
          </table:table-cell>
          <table:table-cell table:formula="of:=INT((10*[.L16]-3*[.M16]-3*[.N16])/4)" office:value-type="float" office:value="67">
            <text:p>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1506121">
            <text:p>971506121</text:p>
          </table:table-cell>
          <table:table-cell office:value-type="string">
            <text:p>葉丞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NT(AVERAGE([.D17];[.E17]*80;[.G17];[.H17])*0.4+[.F17]*0.3+[.J17]*0.3)"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table:formula="of:=INT(AVERAGE([.F17:.H17]))" office:value-type="float" office:value="40">
            <text:p>40</text:p>
          </table:table-cell>
          <table:table-cell table:formula="of:=INT((10*[.L17]-3*[.M17]-3*[.N17])/4)" office:value-type="float" office:value="80">
            <text:p>8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1506122">
            <text:p>971506122</text:p>
          </table:table-cell>
          <table:table-cell office:value-type="string">
            <text:p>劉人豪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INT(AVERAGE([.D18];[.E18]*80;[.G18];[.H18])*0.4+[.F18]*0.3+[.J18]*0.3)"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INT(AVERAGE([.F18:.H18]))" office:value-type="float" office:value="23">
            <text:p>23</text:p>
          </table:table-cell>
          <table:table-cell table:formula="of:=INT((10*[.L18]-3*[.M18]-3*[.N18])/4)" office:value-type="float" office:value="95">
            <text:p>9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72506123">
            <text:p>972506123</text:p>
          </table:table-cell>
          <table:table-cell office:value-type="string">
            <text:p>劉婷婷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INT(AVERAGE([.D19];[.E19]*80;[.G19];[.H19])*0.4+[.F19]*0.3+[.J19]*0.3)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table:formula="of:=INT(AVERAGE([.F19:.H19]))" office:value-type="float" office:value="33">
            <text:p>33</text:p>
          </table:table-cell>
          <table:table-cell table:formula="of:=INT((10*[.L19]-3*[.M19]-3*[.N19])/4)" office:value-type="float" office:value="80">
            <text:p>8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72506124">
            <text:p>972506124</text:p>
          </table:table-cell>
          <table:table-cell office:value-type="string">
            <text:p>劉硯茹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INT(AVERAGE([.D20];[.E20]*80;[.G20];[.H20])*0.4+[.F20]*0.3+[.J20]*0.3)"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80">
            <text:p>80</text:p>
          </table:table-cell>
          <table:table-cell table:formula="of:=INT((10*[.L20]-3*[.M20]-3*[.N20])/4)" office:value-type="float" office:value="72">
            <text:p>7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71506125">
            <text:p>971506125</text:p>
          </table:table-cell>
          <table:table-cell office:value-type="string">
            <text:p>蔡勝忠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INT(AVERAGE([.D21];[.E21]*80;[.G21];[.H21])*0.4+[.F21]*0.3+[.J21]*0.3)"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table:formula="of:=INT(AVERAGE([.F21:.H21]))" office:value-type="float" office:value="46">
            <text:p>46</text:p>
          </table:table-cell>
          <table:table-cell table:formula="of:=INT((10*[.L21]-3*[.M21]-3*[.N21])/4)" office:value-type="float" office:value="75">
            <text:p>7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71506126">
            <text:p>971506126</text:p>
          </table:table-cell>
          <table:table-cell office:value-type="string">
            <text:p>謝泓奇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INT(AVERAGE([.D22];[.E22]*80;[.G22];[.H22])*0.4+[.F22]*0.3+[.J22]*0.3)" office:value-type="float" office:value="60">
            <text:p>60</text:p>
          </table:table-cell>
          <table:table-cell table:formula="of:=[.K22]+10" office:value-type="float" office:value="70">
            <text:p>70</text:p>
          </table:table-cell>
          <table:table-cell office:value-type="float" office:value="75">
            <text:p>75</text:p>
          </table:table-cell>
          <table:table-cell table:formula="of:=INT(AVERAGE([.F22:.H22]))" office:value-type="float" office:value="65">
            <text:p>65</text:p>
          </table:table-cell>
          <table:table-cell table:formula="of:=INT((10*[.L22]-3*[.M22]-3*[.N22])/4)" office:value-type="float" office:value="70">
            <text:p>7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71506127">
            <text:p>971506127</text:p>
          </table:table-cell>
          <table:table-cell office:value-type="string">
            <text:p>黃榮嘉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NT(AVERAGE([.D23];[.E23]*80;[.G23];[.H23])*0.4+[.F23]*0.3+[.J23]*0.3)"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table:formula="of:=INT(AVERAGE([.F23:.H23]))" office:value-type="float" office:value="56">
            <text:p>56</text:p>
          </table:table-cell>
          <table:table-cell table:formula="of:=INT((10*[.L23]-3*[.M23]-3*[.N23])/4)" office:value-type="float" office:value="66">
            <text:p>6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72506129">
            <text:p>972506129</text:p>
          </table:table-cell>
          <table:table-cell office:value-type="string">
            <text:p>黃雙雙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NT(AVERAGE([.D24];[.E24]*80;[.G24];[.H24])*0.4+[.F24]*0.3+[.J24]*0.3)"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table:formula="of:=INT(AVERAGE([.F24:.H24]))" office:value-type="float" office:value="30">
            <text:p>30</text:p>
          </table:table-cell>
          <table:table-cell table:formula="of:=INT((10*[.L24]-3*[.M24]-3*[.N24])/4)" office:value-type="float" office:value="85">
            <text:p>8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71506130">
            <text:p>971506130</text:p>
          </table:table-cell>
          <table:table-cell office:value-type="string">
            <text:p>李建緯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NT(AVERAGE([.D25];[.E25]*80;[.G25];[.H25])*0.4+[.F25]*0.3+[.J25]*0.3)" office:value-type="float" office:value="18">
            <text:p>18</text:p>
          </table:table-cell>
          <table:table-cell table:formula="of:=[.K25]+10"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INT(AVERAGE([.F25:.H25]))" office:value-type="float" office:value="26">
            <text:p>26</text:p>
          </table:table-cell>
          <table:table-cell table:formula="of:=INT((10*[.L25]-3*[.M25]-3*[.N25])/4)" office:value-type="float" office:value="33">
            <text:p>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72506131">
            <text:p>972506131</text:p>
          </table:table-cell>
          <table:table-cell office:value-type="string">
            <text:p>陳藝文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INT(AVERAGE([.D26];[.E26]*80;[.G26];[.H26])*0.4+[.F26]*0.3+[.J26]*0.3)"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table:formula="of:=INT(AVERAGE([.F26:.H26]))" office:value-type="float" office:value="26">
            <text:p>26</text:p>
          </table:table-cell>
          <table:table-cell table:formula="of:=INT((10*[.L26]-3*[.M26]-3*[.N26])/4)" office:value-type="float" office:value="88">
            <text:p>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71506153">
            <text:p>971506153</text:p>
          </table:table-cell>
          <table:table-cell office:value-type="string">
            <text:p>簡士超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INT(AVERAGE([.D27];[.E27]*80;[.G27];[.H27])*0.4+[.F27]*0.3+[.J27]*0.3)" office:value-type="float" office:value="70">
            <text:p>70</text:p>
          </table:table-cell>
          <table:table-cell table:formula="of:=[.K27]+10"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table:formula="of:=INT((10*[.L27]-3*[.M27]-3*[.N27])/4)" office:value-type="float" office:value="98">
            <text:p>9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71506155">
            <text:p>971506155</text:p>
          </table:table-cell>
          <table:table-cell office:value-type="string">
            <text:p>蔡鎧蔚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formula="of:=INT(AVERAGE([.D28];[.E28]*80;[.G28];[.H28])*0.4+[.F28]*0.3+[.J28]*0.3)" office:value-type="float" office:value="11">
            <text:p>11</text:p>
          </table:table-cell>
          <table:table-cell table:formula="of:=[.K28]+10"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INT(AVERAGE([.F28:.H28]))" office:value-type="float" office:value="3">
            <text:p>3</text:p>
          </table:table-cell>
          <table:table-cell table:formula="of:=INT((10*[.L28]-3*[.M28]-3*[.N28])/4)" office:value-type="float" office:value="33">
            <text:p>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72506150">
            <text:p>972506150</text:p>
          </table:table-cell>
          <table:table-cell office:value-type="string">
            <text:p>陳慈敏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2"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INT(AVERAGE([.D29];[.E29]*80;[.G29];[.H29])*0.4+[.F29]*0.3+[.J29]*0.3)" office:value-type="float" office:value="83">
            <text:p>83</text:p>
          </table:table-cell>
          <table:table-cell table:formula="of:=[.K29]+10"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table:formula="of:=INT((10*[.L29]-3*[.M29]-3*[.N29])/4)" office:value-type="float" office:value="99">
            <text:p>9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61506106">
            <text:p>961506106</text:p>
          </table:table-cell>
          <table:table-cell office:value-type="string">
            <text:p>李明豪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NT(AVERAGE([.D30];[.E30]*80;[.G30];[.H30])*0.4+[.F30]*0.3+[.J30]*0.3)"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formula="of:=INT((10*[.L30]-3*[.M30]-3*[.N30])/4)" office:value-type="float" office:value="78">
            <text:p>7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61506116">
            <text:p>961506116</text:p>
          </table:table-cell>
          <table:table-cell office:value-type="string">
            <text:p>鄒毅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INT(AVERAGE([.D31];[.E31]*80;[.G31];[.H31])*0.4+[.F31]*0.3+[.J31]*0.3)"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table:formula="of:=INT((10*[.L31]-3*[.M31]-3*[.N31])/4)" office:value-type="float" office:value="87">
            <text:p>8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61506153">
            <text:p>961506153</text:p>
          </table:table-cell>
          <table:table-cell office:value-type="string">
            <text:p>賴慶隆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INT(AVERAGE([.D32];[.E32]*80;[.G32];[.H32])*0.4+[.F32]*0.3+[.J32]*0.3)"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table:formula="of:=INT((10*[.L32]-3*[.M32]-3*[.N32])/4)" office:value-type="float" office:value="85">
            <text:p>8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61506156">
            <text:p>961506156</text:p>
          </table:table-cell>
          <table:table-cell office:value-type="string">
            <text:p>李易璇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INT(AVERAGE([.D33];[.E33]*80;[.G33];[.H33])*0.4+[.F33]*0.3+[.J33]*0.3)"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table:formula="of:=INT((10*[.L33]-3*[.M33]-3*[.N33])/4)" office:value-type="float" office:value="93">
            <text:p>93</text:p>
          </table:table-cell>
        </table:table-row>
      </table:table>
      <table:database-ranges>
        <table:database-range table:target-range-address="Sheet1.A2:Sheet1.L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文鼎ＰＬ新宋" style:language-asian="zh" style:country-asian="TW" style:font-name-complex="文鼎ＰＬ新宋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4">2012/01/14</text:date>, <text:time>17:2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1-14T17:25:56</dc:date>
    <dc:creator>Chih-Pin Fong</dc:creator>
    <meta:generator>OpenOffice.org/3.1$FreeBSD/i386 OpenOffice.org_project/310m19$Build-9420</meta:generator>
    <meta:editing-duration>PT00H22M27S</meta:editing-duration>
    <meta:editing-cycles>5</meta:editing-cycles>
    <meta:document-statistic meta:table-count="1" meta:cell-count="495" meta:object-count="0"/>
  </office:meta>
</office:document-meta>
</file>